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color="#d6deeb" loext:opacity="100%" style:font-name="Consolas" fo:font-size="13.5pt" fo:font-weight="normal" fo:background-color="#011627" style:font-size-asian="8pt" style:font-size-complex="8pt"/>
    </style:style>
    <style:style style:name="P3" style:family="paragraph" style:parent-style-name="Preformatted_20_Text">
      <style:text-properties fo:font-size="8pt" officeooo:paragraph-rsid="0015ddac" style:font-size-asian="8pt" style:font-size-complex="8pt"/>
    </style:style>
    <style:style style:name="P4" style:family="paragraph" style:parent-style-name="Preformatted_20_Text">
      <style:text-properties fo:color="#d6deeb" loext:opacity="100%" style:font-name="Consolas" fo:font-size="13.5pt" fo:font-weight="normal" fo:background-color="#011627"/>
    </style:style>
    <style:style style:name="P5" style:family="paragraph" style:parent-style-name="Preformatted_20_Text">
      <style:text-properties fo:font-size="8pt" officeooo:rsid="00177278" officeooo:paragraph-rsid="00177278" style:font-size-asian="8pt" style:font-size-complex="8pt"/>
    </style:style>
    <style:style style:name="T1" style:family="text">
      <style:text-properties officeooo:rsid="0015dd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 text:c="4"/>//for schleife</text:p>
      <text:p text:style-name="P1"><text:s text:c="4"/>for (int i = 0; i &lt; 5; i++) {</text:p>
      <text:p text:style-name="P1"><text:s text:c="8"/>//statmant wird 5 mal ausgeführt</text:p>
      <text:p text:style-name="P1"><text:s text:c="4"/>}</text:p>
      <text:p text:style-name="P1"/>
      <text:p text:style-name="P1"><text:s text:c="4"/>// for each</text:p>
      <text:p text:style-name="P1"><text:s text:c="4"/>for (int variablenname: arrayname) {</text:p>
      <text:p text:style-name="P1"><text:s text:c="12"/>// wird so oft ausgeführt, wie array elemente hat</text:p>
      <text:p text:style-name="P1"><text:s text:c="4"/>}</text:p>
      <text:p text:style-name="P1"><text:s text:c="4"/></text:p>
      <text:p text:style-name="P1"><text:s text:c="4"/>//while schleife</text:p>
      <text:p text:style-name="P1"><text:s text:c="4"/>while (a &gt; b) {</text:p>
      <text:p text:style-name="P1"><text:s text:c="8"/>//wird ausgeführt bis boolean expresseion false ist</text:p>
      <text:p text:style-name="P1"><text:s text:c="4"/>}</text:p>
      <text:p text:style-name="P1"/>
      <text:p text:style-name="P1"><text:s text:c="4"/>//do while</text:p>
      <text:p text:style-name="P1"><text:s text:c="4"/>do {</text:p>
      <text:p text:style-name="P1"><text:s text:c="8"/>//expression wird mindestens einmal ausgeführt</text:p>
      <text:p text:style-name="P1"><text:s text:c="4"/>} while (b != a); </text:p>
      <text:p text:style-name="P1"/>
      <text:p text:style-name="P1"><text:s text:c="4"/>// parsing</text:p>
      <text:p text:style-name="P1"/>
      <text:p text:style-name="P1"><text:s text:c="4"/>int x = Integer.parseInt(string);</text:p>
      <text:p text:style-name="P1"/>
      <text:p text:style-name="P1"><text:s text:c="4"/>int c = args.length; <text:s text:c="5"/>// keine Klammern</text:p>
      <text:p text:style-name="P1"><text:s text:c="4"/>int d = args[1].length(); //Klammern</text:p>
      <text:p text:style-name="P1"/>
      <text:p text:style-name="P1"/>
      <text:p text:style-name="P1"><text:s text:c="4"/>//Klassen haben Konstruktor, Instanzvariablen, (geter, seter)</text:p>
      <text:p text:style-name="P1"/>
      <text:p text:style-name="P1"><text:s text:c="4"/>class Rectangle {</text:p>
      <text:p text:style-name="P1"/>
      <text:p text:style-name="P1"><text:s text:c="8"/>private int width; //Instanzvariable</text:p>
      <text:p text:style-name="P1"><text:s text:c="8"/>private int height; //Instanzvariable</text:p>
      <text:p text:style-name="P1"/>
      <text:p text:style-name="P1"><text:s text:c="8"/>Rectangle(int width, int height) { // Konstruktor</text:p>
      <text:p text:style-name="P1"/>
      <text:p text:style-name="P1"><text:s text:c="12"/>this.width = width;</text:p>
      <text:p text:style-name="P1"><text:s text:c="12"/>this.height = height;</text:p>
      <text:p text:style-name="P1"><text:s text:c="8"/>}</text:p>
      <text:p text:style-name="P1"/>
      <text:p text:style-name="P1"><text:s text:c="8"/>Rectangle() { // Konstruktor ohne Argumente</text:p>
      <text:p text:style-name="P1"/>
      <text:p text:style-name="P1"><text:s text:c="12"/>this.width = 0;</text:p>
      <text:p text:style-name="P1"><text:s text:c="12"/>this.height = 0;</text:p>
      <text:p text:style-name="P1"><text:s text:c="8"/>}</text:p>
      <text:p text:style-name="P1"><text:s text:c="4"/>}</text:p>
      <text:p text:style-name="P1"/>
      <text:p text:style-name="P1"/>
      <text:p text:style-name="P1"><text:s text:c="4"/>// interfaces setzen gewisse Methoden als Bedingung vorraus</text:p>
      <text:p text:style-name="P1"/>
      <text:p text:style-name="P1"><text:s text:c="4"/>Interface flyingObject {</text:p>
      <text:p text:style-name="P1"><text:s text:c="8"/></text:p>
      <text:p text:style-name="P1"><text:s text:c="8"/>void move(); <text:s/></text:p>
      <text:p text:style-name="P1"><text:s text:c="8"/>// wer flyingObject implemetiert braucht zwingen move();</text:p>
      <text:p text:style-name="P1"><text:s text:c="4"/>}</text:p>
      <text:p text:style-name="P1"/>
      <text:p text:style-name="P1"><text:s text:c="4"/>class Square implements flyingObject {</text:p>
      <text:p text:style-name="P1"/>
      <text:p text:style-name="P1"><text:s text:c="8"/>public void move();</text:p>
      <text:p text:style-name="P1"/>
      <text:p text:style-name="P1"><text:s text:c="4"/>}</text:p>
      <text:p text:style-name="P1"><text:s text:c="4"/></text:p>
      <text:p text:style-name="P1"/>
      <text:p text:style-name="P1"><text:s text:c="4"/>// vererbung</text:p>
      <text:p text:style-name="P1"><text:s text:c="4"/>class Square extends flyingObject {</text:p>
      <text:p text:style-name="P1"/>
      <text:p text:style-name="P1"><text:s text:c="8"/>void Draw(); neue Methode von Suqare;</text:p>
      <text:p text:style-name="P1"><text:s text:c="8"/>// Square hat auch die Methoden aus flyingObjects</text:p>
      <text:p text:style-name="P1"><text:s text:c="4"/></text:p>
      <text:p text:style-name="P1"><text:s text:c="8"/>}</text:p>
      <text:p text:style-name="P1"/>
      <text:p text:style-name="P2"/>
      <text:p text:style-name="P3">// <text:span text:style-name="T1">checkt ob Object null ist</text:span></text:p>
      <text:p text:style-name="P1">java.util.Objects.requireNonNull(sendable); </text:p>
      <text:p text:style-name="P4"/>
      <text:p text:style-name="P1"/>
      <text:p text:style-name="P1"><text:soft-page-break/></text:p>
      <text:p text:style-name="P1">class Delivery {</text:p>
      <text:p text:style-name="P1"><text:s text:c="4"/>private Sendable[] sendables;</text:p>
      <text:p text:style-name="P1"><text:s text:c="4"/></text:p>
      <text:p text:style-name="P1"><text:s text:c="4"/>Delivery(Sendable[] sendables) {</text:p>
      <text:p text:style-name="P1"><text:s text:c="8"/>java.util.Objects.requireNonNull(sendables);</text:p>
      <text:p text:style-name="P1"><text:s text:c="8"/>for(Sendable s: sendables) {</text:p>
      <text:p text:style-name="P1"><text:s text:c="12"/>java.util.Objects.requireNonNull(s);</text:p>
      <text:p text:style-name="P1"><text:s text:c="8"/>}</text:p>
      <text:p text:style-name="P1"><text:s text:c="8"/>this.sendables = sendables.clone();</text:p>
      <text:p text:style-name="P1"><text:s text:c="4"/>}</text:p>
      <text:p text:style-name="P1"><text:s text:c="4"/></text:p>
      <text:p text:style-name="P1"><text:s text:c="4"/>Delivery(Sendable sendable) {</text:p>
      <text:p text:style-name="P1"><text:s text:c="8"/>java.util.Objects.requireNonNull(sendable);</text:p>
      <text:p text:style-name="P1"><text:s text:c="8"/>this.sendables = new Sendable[]{sendable};</text:p>
      <text:p text:style-name="P1"><text:s text:c="4"/>}</text:p>
      <text:p text:style-name="P1"/>
      <text:p text:style-name="P1"><text:s text:c="4"/>private static int postage(Sendable sendable) {</text:p>
      <text:p text:style-name="P1"><text:s text:c="8"/>int countryPostage = 0;</text:p>
      <text:p text:style-name="P1"><text:s text:c="8"/>if(!sendable.senderLocation().country().equals(sendable.receiverLocation().country())) {</text:p>
      <text:p text:style-name="P1"><text:s text:c="12"/>countryPostage = 1;</text:p>
      <text:p text:style-name="P1"><text:s text:c="8"/>}</text:p>
      <text:p text:style-name="P1"><text:s text:c="8"/>if(sendable.weight() &lt; 100) {</text:p>
      <text:p text:style-name="P1"><text:s text:c="12"/>return 1 + countryPostage;</text:p>
      <text:p text:style-name="P1"><text:s text:c="8"/>}</text:p>
      <text:p text:style-name="P1"><text:s text:c="8"/>return 2 + countryPostage;</text:p>
      <text:p text:style-name="P1"><text:s text:c="4"/>}</text:p>
      <text:p text:style-name="P1"><text:s text:c="4"/></text:p>
      <text:p text:style-name="P1"><text:s text:c="4"/>int postage() {</text:p>
      <text:p text:style-name="P1"><text:s text:c="8"/>int postage = 0;</text:p>
      <text:p text:style-name="P1"><text:s text:c="8"/>for(Sendable sendable: sendables) {</text:p>
      <text:p text:style-name="P1"><text:s text:c="12"/>postage += postage(sendable);</text:p>
      <text:p text:style-name="P1"><text:s text:c="8"/>}</text:p>
      <text:p text:style-name="P1"><text:s text:c="8"/>return postage;</text:p>
      <text:p text:style-name="P1"><text:s text:c="4"/>}</text:p>
      <text:p text:style-name="P1">}</text:p>
      <text:p text:style-name="P1"/>
      <text:p text:style-name="P1"/>
      <text:p text:style-name="P5">@ override</text:p>
      <text:p text:style-name="P5"/>
      <text:p text:style-name="P5">public toString() {</text:p>
      <text:p text:style-name="P5"/>
      <text:p text:style-name="P5">}</text:p>
      <text:p text:style-name="P5"/>
      <text:p text:style-name="P5">//muss public sein</text:p>
      <text:p text:style-name="P5">//toString und equals müssen immer überschrieben werden</text:p>
      <text:p text:style-name="P1"/>
      <text:p text:style-name="P5">Declared Type vs actual Trype:</text:p>
      <text:p text:style-name="P5"/>
      <text:p text:style-name="P5">Interface Variable = declared Type</text:p>
      <text:p text:style-name="P5">Klassen Variable = actual Type</text:p>
      <text:p text:style-name="P5"/>
      <text:p text:style-name="P5">Sichtbarkeit:</text:p>
      <text:p text:style-name="P5"/>
      <text:p text:style-name="P5">private = nur ind er eigenen Klasse</text:p>
      <text:p text:style-name="P5">Packet private / nichts = nur im Ordner sichtabr</text:p>
      <text:p text:style-name="P5">public = in jeder Klasse sichtbar</text:p>
      <text:p text:style-name="P5"/>
      <text:p text:style-name="P5">Arrays kopieren:</text:p>
      <text:p text:style-name="P5"/>
      <text:p text:style-name="P5">array.clone(); erzeugt shallow copy, Einträge können durch geclontes array verändert werden</text:p>
      <text:p text:style-name="P5">deep copy = Array mit for schleife kopieren</text:p>
      <text:p text:style-name="P5"/>
      <text:p text:style-name="P5">final macht Variable unveränderlich</text:p>
      <text:p text:style-name="P5">final class = von Klasse kann nicht geerbt werde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1T20:14:08.780784200</dc:date>
    <meta:editing-duration>PT5S</meta:editing-duration>
    <meta:editing-cycles>1</meta:editing-cycles>
    <meta:document-statistic meta:table-count="0" meta:image-count="0" meta:object-count="0" meta:page-count="2" meta:paragraph-count="103" meta:word-count="353" meta:character-count="2990" meta:non-whitespace-character-count="2196"/>
    <meta:generator>LibreOffice/25.8.3.2$Windows_X86_64 LibreOffice_project/8ca8d55c161d602844f5428fa4b58097424e324e</meta:generator>
  </office:meta>
</office:document-meta>
</file>